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SFMono-Regular" svg:font-family="SFMono-Regular, Consolas, 'Liberation Mono', Menlo, Courier, monospace"/>
    <style:font-face style:name="arial" svg:font-family="arial, sans-serif-light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27023" officeooo:paragraph-rsid="00027023" style:font-size-asian="10.5pt"/>
    </style:style>
    <style:style style:name="P2" style:family="paragraph" style:parent-style-name="Standard">
      <style:text-properties fo:language="pl" fo:country="PL" officeooo:rsid="00043515" officeooo:paragraph-rsid="00043515" style:font-size-asian="10.5pt"/>
    </style:style>
    <style:style style:name="P3" style:family="paragraph" style:parent-style-name="Standard">
      <style:text-properties fo:language="pl" fo:country="PL" officeooo:rsid="00043515" officeooo:paragraph-rsid="0007e9bb" style:font-size-asian="10.5pt"/>
    </style:style>
    <style:style style:name="P4" style:family="paragraph" style:parent-style-name="Standard">
      <style:text-properties fo:language="pl" fo:country="PL" officeooo:rsid="00043515" officeooo:paragraph-rsid="000a99fd" style:font-size-asian="10.5pt"/>
    </style:style>
    <style:style style:name="P5" style:family="paragraph" style:parent-style-name="Standard">
      <style:text-properties fo:language="pl" fo:country="PL" officeooo:rsid="00043515" officeooo:paragraph-rsid="000c7945" style:font-size-asian="10.5pt"/>
    </style:style>
    <style:style style:name="P6" style:family="paragraph" style:parent-style-name="Standard">
      <style:text-properties fo:language="pl" fo:country="PL" officeooo:rsid="00050927" officeooo:paragraph-rsid="00050927" style:font-size-asian="10.5pt"/>
    </style:style>
    <style:style style:name="P7" style:family="paragraph" style:parent-style-name="Standard">
      <style:text-properties fo:language="pl" fo:country="PL" officeooo:rsid="0007e9bb" officeooo:paragraph-rsid="0007e9bb" style:font-size-asian="10.5pt"/>
    </style:style>
    <style:style style:name="P8" style:family="paragraph" style:parent-style-name="Standard">
      <style:text-properties fo:language="pl" fo:country="PL" officeooo:rsid="00094d55" officeooo:paragraph-rsid="00094d55" style:font-size-asian="10.5pt"/>
    </style:style>
    <style:style style:name="P9" style:family="paragraph" style:parent-style-name="Text_20_body">
      <style:text-properties officeooo:paragraph-rsid="000dc5a3"/>
    </style:style>
    <style:style style:name="P10" style:family="paragraph" style:parent-style-name="Heading_20_1">
      <style:text-properties fo:language="pl" fo:country="PL"/>
    </style:style>
    <style:style style:name="P11" style:family="paragraph" style:parent-style-name="Heading_20_1">
      <style:text-properties fo:language="pl" fo:country="PL" officeooo:rsid="00043515" officeooo:paragraph-rsid="000dc5a3" style:font-size-asian="10.5pt"/>
    </style:style>
    <style:style style:name="P12" style:family="paragraph" style:parent-style-name="Heading_20_2">
      <style:text-properties fo:language="pl" fo:country="PL"/>
    </style:style>
    <style:style style:name="T1" style:family="text">
      <style:text-properties fo:language="pl" fo:country="PL" officeooo:rsid="000dc5a3" style:font-size-asian="10.5pt"/>
    </style:style>
    <style:style style:name="T2" style:family="text">
      <style:text-properties fo:language="pl" fo:country="PL" officeooo:rsid="000e80f7" style:font-size-asian="10.5pt"/>
    </style:style>
    <style:style style:name="T3" style:family="text">
      <style:text-properties officeooo:rsid="00043515"/>
    </style:style>
    <style:style style:name="T4" style:family="text">
      <style:text-properties officeooo:rsid="00050927"/>
    </style:style>
    <style:style style:name="T5" style:family="text">
      <style:text-properties officeooo:rsid="0007e9bb"/>
    </style:style>
    <style:style style:name="T6" style:family="text">
      <style:text-properties officeooo:rsid="000a99fd"/>
    </style:style>
    <style:style style:name="T7" style:family="text">
      <style:text-properties officeooo:rsid="000c7945"/>
    </style:style>
    <style:style style:name="T8" style:family="text">
      <style:text-properties officeooo:rsid="000dc5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Ćwiczenia nr 2 – Testy parametryzowane</text:h>
      <text:p text:style-name="P1"/>
      <text:h text:style-name="P12" text:outline-level="2">Wstęp</text:h>
      <text:p text:style-name="P1">Celem ćwiczeń jest zapoznanie się z pojęciem testów parametryzowanych. <text:span text:style-name="T3">Aby zacząć wykonaj następujące kroki:</text:span></text:p>
      <text:p text:style-name="P2">1. Ściągnij projekt z poprzednich zajęć za pomocą instrukcji:</text:p>
      <text:p text:style-name="P2">‘git clone <text:a xlink:type="simple" xlink:href="https://github.com/anicos/quickstart.git" text:style-name="Internet_20_link" text:visited-style-name="Visited_20_Internet_20_Link">https://github.com/anicos/quickstart.git</text:a>’</text:p>
      <text:p text:style-name="P2">2. Przełącz się na branch ‘parameterized_tests‘</text:p>
      <text:p text:style-name="P2">3. <text:span text:style-name="T4">Ściągnij zależności używając komendy ‘npm install’</text:span></text:p>
      <text:p text:style-name="P6">4. Uruchom test używając komendy ‘npm test’</text:p>
      <text:p text:style-name="P6">5. W plik ‘temperature-converter.service.spec.ts’ znajdziesz przykład testu z parametrami</text:p>
      <text:p text:style-name="P7">6. Rozwiąż poniższe zadania bazując na powyższym przykładzie</text:p>
      <text:p text:style-name="P2"/>
      <text:h text:style-name="P12" text:outline-level="2"><text:span text:style-name="T5">Zadanie 1.</text:span> <text:span text:style-name="T3">Pole trapezu.</text:span></text:h>
      <text:p text:style-name="P3"><text:tab/>Należy napisać klasę <text:span text:style-name="T5">o nazwie ‘TrapezoidFieldCalculatorService’</text:span> obliczającą pole trapezu. <text:span text:style-name="T5">Klasa powinna mieć metodę ‘calculate’, która jako argumenty przyjmuje dane niezbędne do policzenia pola, takie jak wysokość i długość boków. Metoda calculate powinna zwracać liczbę zmiennoprzecinkową. Uwaga! Jeśli jeden z boków lub wysokość jest mniejsze lub równe zero metoda powinna rzuć error.</text:span></text:p>
      <text:p text:style-name="P3"><text:tab/><text:span text:style-name="T7">Zgodnie z założeniami TDD pracę powinniśmy zacząć od napisania testów. Powinny być stworzone dwa zestawy testów z parametrami testujące następujące przypadki:</text:span></text:p>
      <text:p text:style-name="P8">a) wszystkie argumenty metody są poprawne – metoda zwraca poprawną wartość pola trapezu</text:p>
      <text:p text:style-name="P8">b) jeden lub więcej argumentów są nie poprawne – metoda rzuca error</text:p>
      <text:p text:style-name="P8"/>
      <text:h text:style-name="P10" text:outline-level="1">Zadanie 2. Równanie kwadratowe</text:h>
      <text:p text:style-name="P4"><text:tab/><text:span text:style-name="T6">Analogicznie do zadnia pierwszego należy stworzyć nową klasę o nazwie „QuadraticEquationCalculatorService”. Klasa powinna mieć metodę ‘calculate’, która jako argumenty przyjmuje współczynniki ‘a’, ‘b’ i ‘c’. Metoda calculate powinna zwracać wyniki równia w postaci tablicy liczb zmiennoprzecinkowych. Jeśli delta jest mniejsza od 0 zwracana tablica jest pusta. Wszystkie wzory można znaleźć pod adresem </text:span><text:a xlink:type="simple" xlink:href="https://pl.wikipedia.org/wiki/Równanie_kwadratowe" text:style-name="Internet_20_link" text:visited-style-name="Visited_20_Internet_20_Link"><text:span text:style-name="T6">https://pl.wikipedia.org/wiki/R%C3%B3wnanie_kwadratowe</text:span></text:a><text:span text:style-name="T6">.</text:span></text:p>
      <text:p text:style-name="P5"><text:tab/><text:span text:style-name="T7">Zgodnie z założeniami TDD pracę powinniśmy zacząć od napisania testów. </text:span></text:p>
      <text:p text:style-name="P5"/>
      <text:h text:style-name="P11" text:outline-level="1">Zadanie <text:span text:style-name="T8">3</text:span>. <text:span text:style-name="T8">Liczby rzymskie.</text:span></text:h>
      <text:p text:style-name="P9"><text:span text:style-name="T1"><text:tab/>Wykorzystując parametryzowane testy napisać konwerter liczb rzymskich na arabskie. Dokładny opis zadnia można znaleźć w dokumencie cw0 z poprzednich ćwiczeń. Rozwiązanie w javascript można </text:span><text:span text:style-name="T2">znaleźć</text:span><text:span text:style-name="T1"> pod adresem </text:span><text:a xlink:type="simple" xlink:href="https://www.selftaughtjs.com/algorithm-sundays-converting-roman-numerals/" text:style-name="Internet_20_link" text:visited-style-name="Visited_20_Internet_20_Link">https://www.selftaughtjs.com/algorithm-sundays-converting-roman-numer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SFMono-Regular" svg:font-family="SFMono-Regular, Consolas, 'Liberation Mono', Menlo, Courier, monospace"/>
    <style:font-face style:name="arial" svg:font-family="arial, sans-serif-light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02:11:06.945393325</meta:creation-date>
    <dc:date>2018-04-07T03:20:26.342192734</dc:date>
    <meta:editing-duration>PT27M23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267" meta:character-count="2151" meta:non-whitespace-character-count="1895"/>
  </office:meta>
</office:document-meta>
</file>